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A6000001CF00119C9C96519C5D.png" manifest:media-type="image/png"/>
  <manifest:file-entry manifest:full-path="Pictures/100000000000052E000000EBD82B2C220A658153.png" manifest:media-type="image/png"/>
  <manifest:file-entry manifest:full-path="Pictures/10000000000003B1000003B1D813D755660D4EBC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automatic-styles>
    <style:style style:name="P1" style:family="paragraph" style:parent-style-name="Header">
      <style:text-properties fo:language="none" fo:country="none" style:language-asian="none" style:country-asian="none"/>
    </style:style>
    <style:style style:name="P2" style:family="paragraph" style:parent-style-name="Heading_20_2">
      <style:paragraph-properties fo:margin-left="0cm" fo:margin-right="0cm" fo:line-height="150%" fo:text-indent="0cm" style:auto-text-indent="false"/>
      <style:text-properties style:font-name="Arial" fo:font-size="14pt" officeooo:paragraph-rsid="00175296" style:font-size-asian="14pt" style:font-name-complex="Arial" style:font-size-complex="12pt"/>
    </style:style>
    <style:style style:name="P3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fo:language="none" fo:country="none" officeooo:paragraph-rsid="00175296" style:font-name-asian="Times New Roman" style:font-size-asian="12pt" style:language-asian="es" style:country-asian="ES" style:font-name-complex="Arial" style:font-size-complex="12pt"/>
    </style:style>
    <style:style style:name="P4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style:font-name="Arial" fo:font-size="12pt" officeooo:paragraph-rsid="00175296" style:font-name-asian="Times New Roman" style:font-size-asian="12pt" style:language-asian="es" style:country-asian="ES" style:font-name-complex="Arial" style:font-size-complex="12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Arial" fo:font-size="12pt" officeooo:paragraph-rsid="00175296" style:font-size-asian="12pt" style:font-name-complex="Arial" style:font-size-complex="12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" fo:font-size="12pt" officeooo:paragraph-rsid="00175296" style:font-size-asian="12pt" style:font-name-complex="Arial" style:font-size-complex="12pt"/>
    </style:style>
    <style:style style:name="P7" style:family="paragraph" style:parent-style-name="Standard" style:list-style-name="">
      <style:paragraph-properties fo:margin-left="0cm" fo:margin-right="0cm" fo:margin-top="0cm" fo:margin-bottom="0cm" style:contextual-spacing="false" fo:text-align="center" style:justify-single-word="false" fo:text-indent="0cm" style:auto-text-indent="false" fo:keep-with-next="always"/>
      <style:text-properties officeooo:paragraph-rsid="00175296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75296"/>
    </style:style>
    <style:style style:name="P9" style:family="paragraph" style:parent-style-name="Standard">
      <style:paragraph-properties fo:margin-top="0cm" fo:margin-bottom="0.353cm" style:contextual-spacing="false" fo:text-align="center" style:justify-single-word="false"/>
      <style:text-properties officeooo:paragraph-rsid="00175296"/>
    </style:style>
    <style:style style:name="P10" style:family="paragraph" style:parent-style-name="Standard">
      <style:paragraph-properties fo:margin-top="0cm" fo:margin-bottom="0cm" style:contextual-spacing="false" fo:line-height="150%" style:text-autospace="none"/>
      <style:text-properties style:font-name="Arial-BoldMT" fo:font-size="15pt" fo:font-weight="bold" officeooo:paragraph-rsid="00175296" style:font-size-asian="15pt" style:font-weight-asian="bold" style:font-name-complex="Arial-BoldMT" style:font-size-complex="15pt" style:font-weight-complex="bold"/>
    </style:style>
    <style:style style:name="P11" style:family="paragraph" style:parent-style-name="Standard">
      <style:paragraph-properties fo:margin-top="0cm" fo:margin-bottom="0cm" style:contextual-spacing="false" fo:text-align="center" style:justify-single-word="false" style:text-autospace="none"/>
      <style:text-properties style:font-name="Arial-BoldMT" fo:font-size="12pt" fo:font-weight="bold" officeooo:paragraph-rsid="00175296" style:font-size-asian="12pt" style:font-weight-asian="bold" style:font-name-complex="Arial-BoldMT" style:font-size-complex="12pt" style:font-weight-complex="bold"/>
    </style:style>
    <style:style style:name="P12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officeooo:paragraph-rsid="00175296"/>
    </style:style>
    <style:style style:name="P13" style:family="paragraph" style:parent-style-name="Standard">
      <style:paragraph-properties fo:margin-right="0cm" fo:line-height="150%" fo:text-align="justify" style:justify-single-word="false"/>
      <style:text-properties officeooo:paragraph-rsid="00175296"/>
    </style:style>
    <style:style style:name="P14" style:family="paragraph" style:parent-style-name="Standard">
      <style:paragraph-properties fo:margin-top="0cm" fo:margin-bottom="0cm" style:contextual-spacing="false" fo:line-height="150%" fo:text-align="justify" style:justify-single-word="false" style:text-autospace="none"/>
      <style:text-properties fo:color="#000000" loext:opacity="100%" style:font-name="Arial" fo:font-size="12pt" fo:language="es" fo:country="ES" officeooo:paragraph-rsid="00175296" style:font-name-asian="Calibri" style:font-size-asian="12pt" style:font-name-complex="Arial" style:font-size-complex="12pt" style:language-complex="ar" style:country-complex="SA"/>
    </style:style>
    <style:style style:name="P15" style:family="paragraph" style:parent-style-name="Standard">
      <style:paragraph-properties fo:margin-right="0cm" fo:line-height="150%" fo:text-align="justify" style:justify-single-word="false" fo:text-indent="1.249cm" style:auto-text-indent="false"/>
      <style:text-properties fo:color="#000000" loext:opacity="100%" style:font-name="Arial" fo:font-size="12pt" fo:language="es" fo:country="ES" officeooo:paragraph-rsid="00175296" style:font-name-asian="Calibri" style:font-size-asian="12pt" style:font-name-complex="Arial" style:font-size-complex="12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" fo:font-size="12pt" fo:language="es" fo:country="ES" officeooo:paragraph-rsid="00175296" style:font-name-asian="Calibri" style:font-size-asian="12pt" style:font-name-complex="Arial" style:font-size-complex="12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line-height="100%" style:text-autospace="none"/>
      <style:text-properties fo:color="#000000" loext:opacity="100%" style:font-name="ArialMT" fo:font-size="12pt" fo:language="es" fo:country="ES" officeooo:paragraph-rsid="00175296" style:font-name-asian="Calibri" style:font-size-asian="12pt" style:font-name-complex="ArialMT" style:font-size-complex="12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line-height="100%" fo:text-align="center" style:justify-single-word="false" style:text-autospace="none"/>
      <style:text-properties style:font-name="ArialMT" fo:font-size="12pt" officeooo:paragraph-rsid="00175296" style:font-size-asian="12pt" style:font-name-complex="ArialMT" style:font-size-complex="12pt"/>
    </style:style>
    <style:style style:name="T1" style:family="text">
      <style:text-properties fo:language="none" fo:country="none"/>
    </style:style>
    <style:style style:name="T2" style:family="text">
      <style:text-properties style:font-name="Arial" fo:font-size="12pt" style:font-name-asian="Times New Roman" style:font-size-asian="12pt" style:language-asian="es" style:country-asian="ES" style:font-name-complex="Arial" style:font-size-complex="12pt"/>
    </style:style>
    <style:style style:name="T3" style:family="text">
      <style:text-properties style:font-name="Arial" fo:font-size="12pt" style:font-size-asian="12pt" style:font-name-complex="Arial" style:font-size-complex="12pt"/>
    </style:style>
    <style:style style:name="T4" style:family="text">
      <style:text-properties style:font-name="Arial" fo:font-size="12pt" fo:language="en" fo:country="US" style:font-size-asian="12pt" style:font-name-complex="Arial" style:font-size-complex="12pt"/>
    </style:style>
    <style:style style:name="T5" style:family="text">
      <style:text-properties style:font-name="Arial" fo:font-size="12pt" fo:language="en" fo:country="US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6" style:family="text">
      <style:text-properties style:font-name="Arial"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7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/>
    </style:style>
    <style:style style:name="T8" style:family="text">
      <style:text-properties style:font-name="Arial" fo:font-size="12pt" style:text-underline-style="solid" style:text-underline-width="auto" style:text-underline-color="font-color" fo:font-weight="bold" style:font-size-asian="12pt" style:font-weight-asian="bold" style:font-name-complex="Arial" style:font-size-complex="12pt" style:font-weight-complex="bold"/>
    </style:style>
    <style:style style:name="T9" style:family="text"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T10" style:family="text">
      <style:text-properties fo:font-size="12pt" fo:language="en" fo:country="US" style:text-underline-style="none" fo:font-weight="normal" style:font-size-asian="12pt" style:font-weight-asian="normal" style:font-name-complex="Arial" style:font-size-complex="12pt" style:font-weight-complex="normal"/>
    </style:style>
    <style:style style:name="T11" style:family="text">
      <style:text-properties fo:font-size="12pt" fo:language="en" fo:country="US" style:text-underline-style="none" fo:font-weight="bold" style:font-size-asian="12pt" style:font-weight-asian="bold" style:font-name-complex="Arial" style:font-size-complex="12pt"/>
    </style:style>
    <style:style style:name="T12" style:family="text">
      <style:text-properties fo:font-size="12pt" fo:language="en" fo:country="US" style:font-size-asian="12pt" style:font-name-complex="Arial" style:font-size-complex="12pt"/>
    </style:style>
    <style:style style:name="T13" style:family="text">
      <style:text-properties fo:font-size="12pt" fo:language="en" fo:country="US" fo:font-weight="normal" style:font-size-asian="12pt" style:font-weight-asian="normal" style:font-name-complex="Arial" style:font-size-complex="12pt" style:font-weight-complex="normal"/>
    </style:style>
    <style:style style:name="T14" style:family="text">
      <style:text-properties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T15" style:family="text">
      <style:text-properties fo:font-size="12pt" fo:language="en" fo:country="US" fo:font-weight="bold" style:font-size-asian="12pt" style:font-weight-asian="bold" style:font-name-complex="Arial-BoldMT" style:font-size-complex="12pt" style:font-weight-complex="bold"/>
    </style:style>
    <style:style style:name="T16" style:family="text">
      <style:text-properties fo:color="#000000" loext:opacity="100%" fo:language="es" fo:country="ES" style:font-name-asian="Calibri" style:language-complex="ar" style:country-complex="SA"/>
    </style:style>
    <style:style style:name="T17" style:family="text">
      <style:text-properties style:font-name="Arial-BoldMT" fo:font-size="12pt" fo:font-weight="bold" style:font-size-asian="12pt" style:font-weight-asian="bold" style:font-name-complex="Arial-BoldMT" style:font-size-complex="12pt" style:font-weight-complex="bold"/>
    </style:style>
    <style:style style:name="T18" style:family="text">
      <style:text-properties style:font-name="Arial-BoldMT" fo:font-size="12pt" fo:font-weight="bold" officeooo:rsid="001932e3" style:font-size-asian="12pt" style:font-weight-asian="bold" style:font-name-complex="Arial-BoldMT" style:font-size-complex="12pt" style:font-weight-complex="bold"/>
    </style:style>
    <style:style style:name="fr1" style:family="graphic" style:parent-style-name="Graphics">
      <style:graphic-properties fo:margin-left="0.319cm" fo:margin-right="0.319cm" fo:margin-top="0cm" fo:margin-bottom="0cm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draw:frame draw:style-name="fr2" draw:name="Imagen1" text:anchor-type="char" svg:x="13.563cm" svg:y="0.104cm" svg:width="3.754cm" svg:height="3.78cm" draw:z-index="1"><draw:image xlink:href="Pictures/10000000000003B1000003B1D813D755660D4EBC.jpg" xlink:type="simple" xlink:show="embed" xlink:actuate="onLoad" draw:mime-type="image/jpeg"/></draw:frame><draw:frame draw:style-name="fr1" draw:name="Imagen2" text:anchor-type="char" svg:x="-1.651cm" svg:y="0.175cm" svg:width="2.907cm" svg:height="2.995cm" draw:z-index="2"><draw:image xlink:href="Pictures/10000001000001A6000001CF00119C9C96519C5D.png" xlink:type="simple" xlink:show="embed" xlink:actuate="onLoad" draw:mime-type="image/png"/></draw:frame></text:h>
      <text:h text:style-name="P4" text:outline-level="1">REPÚBLICA BOLIVARIANA DE VENEZUELA </text:h>
      <text:h text:style-name="P4" text:outline-level="1">MINISTERIO DEL PODER POPULAR PARA LA EDUCACIÓN </text:h>
      <text:h text:style-name="P7" text:outline-level="1"><text:span text:style-name="T2">PETRÓLEOS DE VENEZUELA SA - RECURSOS HUMANOS</text:span></text:h>
      <text:p text:style-name="P8"><text:span text:style-name="T3">UNIDAD EDUCATIVA SANTA BÁRBARA</text:span></text:p>
      <text:p text:style-name="P5">CÓDIGO PLANTEL: PD04471606 <text:s/></text:p>
      <text:p text:style-name="P5">EL TEJERO, ESTADO MONAGAS</text:p>
      <text:p text:style-name="P6"/>
      <text:h text:style-name="P2" text:outline-level="2">CONSTANCIA DE ESTUDIOS</text:h>
      <text:p text:style-name="P10"/>
      <text:p text:style-name="P12"><text:span text:style-name="T3">Quien suscribe, Prof. Jesús Francisco Clementt Betancourt, portador</text:span><text:span text:style-name="T4">(a) </text:span><text:span text:style-name="T3">de la </text:span><text:span text:style-name="T4">c</text:span><text:span text:style-name="T3">édula de </text:span><text:span text:style-name="T4">i</text:span><text:span text:style-name="T3">dentidad V 14858541, Director de la UE Santa Bárbara, que funciona en El Tejero estado Monagas</text:span><text:span text:style-name="T4">,</text:span><text:span text:style-name="T3"> hace constar que </text:span><text:span text:style-name="T4">e</text:span><text:span text:style-name="T3">l o la estudiante: </text:span><text:span text:style-name="T5"><text:database-display text:table-name="MATRÍCULA PRIMARIA" text:table-type="table" text:column-name="NOMBRES Y APELLIDOS ESTUDIANTE" text:database-name="DATA GENERAL 2023-2024">Cleisner Dayluz Teran Caraballo</text:database-display></text:span><text:span text:style-name="T10">,</text:span><text:span text:style-name="T11"> </text:span><text:span text:style-name="T3">natural del estado </text:span><text:span text:style-name="T7"><text:database-display text:table-name="MATRÍCULA PRIMARIA" text:table-type="table" text:column-name="MUNICIPIO" text:database-name="DATA GENERAL 2023-2024">Cedeño</text:database-display></text:span><text:span text:style-name="T10">,</text:span><text:span text:style-name="T3"> quien nació el </text:span><text:span text:style-name="T7"><text:database-display text:table-name="MATRÍCULA PRIMARIA" text:table-type="table" text:column-name="FECHA DE &#10;NACIMIENTO" text:database-name="DATA GENERAL 2023-2024">9/12/2012</text:database-display></text:span><text:span text:style-name="T10">,</text:span><text:span text:style-name="T3"> portador(a) de la </text:span><text:span text:style-name="T12">c</text:span><text:span text:style-name="T3">édula </text:span><text:span text:style-name="T12">e</text:span><text:span text:style-name="T3">scolar o </text:span><text:span text:style-name="T12">i</text:span><text:span text:style-name="T3">dentidad </text:span><text:span text:style-name="T4">CE/V</text:span><text:span text:style-name="T3"> </text:span><text:span text:style-name="T7"><text:database-display text:table-name="MATRÍCULA PRIMARIA" text:table-type="table" text:column-name="CEDULA DE IDENTIDAD" text:database-name="DATA GENERAL 2023-2024">V 11220140259</text:database-display></text:span><text:span text:style-name="T6">,</text:span><text:span text:style-name="T3"> cursa sus estudios de </text:span><text:span text:style-name="T7"><text:database-display text:table-name="MATRÍCULA PRIMARIA" text:table-type="table" text:column-name="GRADO O AÑO" text:database-name="DATA GENERAL 2023-2024">6TO GRADO</text:database-display></text:span><text:span text:style-name="T3"><text:s/>del nivel de </text:span><text:span text:style-name="T8"><text:database-display text:table-name="MATRÍCULA PRIMARIA" text:table-type="table" text:column-name="NIVEL" text:database-name="DATA GENERAL 2023-2024">Educación Primaria </text:database-display></text:span><text:span text:style-name="T3"><text:s/>del Subsistema de Educación Básica durante el período escolar 2023–2024. </text:span></text:p>
      <text:p text:style-name="P13"><text:span text:style-name="T3"><text:tab/>Se hace constar que </text:span><text:span text:style-name="T4">el </text:span><text:span text:style-name="T3">o la ciudadano (a) </text:span><text:span text:style-name="T8"><text:database-display text:table-name="MATRÍCULA PRIMARIA" text:table-type="table" text:column-name="Nombres y Apellidos Representante" text:database-name="DATA GENERAL 2023-2024">Luz Marina Guzman</text:database-display></text:span><text:span text:style-name="T3">, </text:span><text:span text:style-name="T4">portado</text:span><text:span text:style-name="T3">r</text:span><text:span text:style-name="T4">(a) </text:span><text:span text:style-name="T3">de la cédula de identidad </text:span><text:span text:style-name="T4">V</text:span><text:span text:style-name="T3"> </text:span><text:span text:style-name="T8"><text:database-display text:table-name="MATRÍCULA PRIMARIA" text:table-type="table" text:column-name="CÉDULA DE &#10;IDENTIDAD" text:database-name="DATA GENERAL 2023-2024">9290543</text:database-display></text:span><text:span text:style-name="T9"><text:s/></text:span><text:span text:style-name="T13">es su</text:span><text:span text:style-name="T14"> </text:span><text:span text:style-name="T3">representante legal</text:span><text:span text:style-name="T4">.</text:span></text:p>
      <text:p text:style-name="P14"/>
      <text:p text:style-name="P15">Constancia que se expide a petición de la parte interesada en El Tejero, a los dieciocho días del mes de septiembre de dos mil veintitrés.</text:p>
      <text:p text:style-name="P16"/>
      <text:p text:style-name="P16"/>
      <text:p text:style-name="P17"/>
      <text:p text:style-name="P18">Atentamente.</text:p>
      <text:p text:style-name="P18"/>
      <text:p text:style-name="P18"/>
      <text:p text:style-name="P18"/>
      <text:p text:style-name="P18">______________________________________________</text:p>
      <text:p text:style-name="P11">Prof. Jesús Francisco Clementt Betancourt</text:p>
      <text:p text:style-name="P11">Director de la UE Santa Bárbara</text:p>
      <text:p text:style-name="P9"><text:span text:style-name="T17">C</text:span><text:span text:style-name="T15">I</text:span><text:span text:style-name="T17">: </text:span><text:span text:style-name="T18">V</text:span><text:span text:style-name="T15"> </text:span><text:span text:style-name="T17">14858541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, Arial" style:font-family-generic="swiss" style:font-pitch="variable"/>
    <style:font-face style:name="Arial-BoldMT" svg:font-family="Arial-BoldMT, Arial-BoldMT" style:font-family-generic="swiss"/>
    <style:font-face style:name="ArialMT" svg:font-family="ArialMT, ArialMT" style:font-family-generic="swiss"/>
    <style:font-face style:name="Calibri" svg:font-family="Calibri, Calibri" style:font-family-generic="swiss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angal2" svg:font-family="Mangal, Mangal" style:font-pitch="variable"/>
    <style:font-face style:name="Microsoft YaHei" svg:font-family="'Microsoft YaHei', 'Microsoft YaHei'" style:font-pitch="variable"/>
    <style:font-face style:name="NSimSun" svg:font-family="NSimSun" style:font-family-generic="system" style:font-pitch="variable"/>
    <style:font-face style:name="Tahoma" svg:font-family="Tahoma, Tahoma" style:font-family-generic="swiss" style:font-pitch="variable"/>
    <style:font-face style:name="Times New Roman" svg:font-family="'Times New Roman', 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0" fo:widows="0"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ES" style:letter-kerning="fals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orphans="2" fo:widows="2" fo:hyphenation-ladder-count="no-limit" style:writing-mode="lr-tb"/>
      <style:text-properties fo:color="#000000" loext:opacity="100%" style:font-name="Calibri" fo:font-family="Calibri, Calibri" style:font-family-generic="swiss" style:font-pitch="variable" fo:font-size="11pt" fo:language="es" fo:country="ES" style:font-name-asian="Calibri" style:font-family-asian="Calibri, Calibri" style:font-family-generic-asian="swiss" style:font-pitch-asian="variable" style:font-size-asian="11pt" style:language-asian="zh" style:country-asian="CN" style:font-name-complex="Times New Roman" style:font-family-complex="'Times New Roman', 'Times New Roman'" style:font-family-generic-complex="roman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, 'Microsoft YaHei'" style:font-pitch-asian="variable" style:font-size-asian="14pt" style:font-name-complex="Mangal2" style:font-family-complex="Mangal, 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List" style:family="paragraph" style:parent-style-name="Text_20_body" style:class="lis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Mangal2" style:font-family-complex="Mangal, Mangal" style:font-pitch-complex="variable"/>
    </style:style>
    <style:style style:name="Texto_20_de_20_globo" style:display-name="Texto de globo" style:family="paragraph" style:parent-style-name="Standard">
      <style:paragraph-properties fo:margin-top="0cm" fo:margin-bottom="0cm" style:contextual-spacing="false" fo:line-height="100%"/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Foot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Caption1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style:font-name="Times New Roman" fo:font-family="'Times New Roman', 'Times New Roman'" style:font-family-generic="roman" style:font-pitch="variable" fo:font-size="12pt" fo:font-style="italic" style:font-name-asian="Times New Roman" style:font-family-asian="'Times New Roman', 'Times New Roman'" style:font-family-generic-asian="roman" style:font-pitch-asian="variable" style:font-size-asian="12pt" style:font-style-asian="italic" style:font-name-complex="Mangal2" style:font-family-complex="Mangal, Mangal" style:font-pitch-complex="variable" style:font-size-complex="12pt" style:font-style-complex="italic"/>
    </style:style>
    <style:style style:name="Header" style:family="paragraph" style:parent-style-name="Standard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cm" fo:margin-bottom="0cm" style:contextual-spacing="false" fo:line-height="100%" fo:text-align="center" style:justify-single-word="false" fo:keep-with-next="always"/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Texto_20_de_20_globo_20_Car" style:display-name="Texto de globo Car" style:family="text" style:parent-style-name="Fuente_20_de_20_párrafo_20_predeter.">
      <style:text-properties style:font-name="Tahoma" fo:font-family="Tahoma, Tahoma" style:font-family-generic="swiss" style:font-pitch="variable" fo:font-size="8pt" style:font-name-asian="Times New Roman" style:font-family-asian="'Times New Roman', 'Times New Roman'" style:font-family-generic-asian="roman" style:font-pitch-asian="variable" style:font-size-asian="8pt" style:font-name-complex="Tahoma" style:font-family-complex="Tahoma, Tahoma" style:font-family-generic-complex="swiss" style:font-pitch-complex="variable" style:font-size-complex="8pt"/>
    </style:style>
    <style:style style:name="Pie_20_de_20_página_20_Car" style:display-name="Pie de página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Encabezado_20_Car" style:display-name="Encabezado Car" style:family="text" style:parent-style-name="Fuente_20_de_20_párrafo_20_predeter.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Título_20_2_20_Car" style:display-name="Título 2 Car" style:family="text" style:parent-style-name="Fuente_20_de_20_párrafo_20_predeter.">
      <style:text-properties style:font-name="Times New Roman" fo:font-family="'Times New Roman', 'Times New Roman'" style:font-family-generic="roman" style:font-pitch="variable" fo:font-size="12pt" style:text-underline-style="solid" style:text-underline-width="auto" style:text-underline-color="font-color" fo:font-weight="bold" style:font-name-asian="Times New Roman" style:font-family-asian="'Times New Roman', 'Times New Roman'" style:font-family-generic-asian="roman" style:font-pitch-asian="variable" style:font-size-asian="12pt" style:font-weight-asian="bold" style:font-name-complex="Times New Roman" style:font-family-complex="'Times New Roman', 'Times New Roman'" style:font-family-generic-complex="roman" style:font-pitch-complex="variable" style:font-size-complex="10pt"/>
    </style:style>
    <style:style style:name="Fuente_20_de_20_párrafo_20_predeter." style:display-name="Fuente de párrafo predeter." style:family="text">
      <style:text-properties style:font-name="Times New Roman" fo:font-family="'Times New Roman', 'Times New Roman'" style:font-family-generic="roman" style:font-pitch="variable" style:font-name-asian="Times New Roman" style:font-family-asian="'Times New Roman', 'Times New Roman'" style:font-family-generic-asian="roman" style:font-pitch-asian="variable" style:font-name-complex="Times New Roman" style:font-family-complex="'Times New Roman', 'Times New Roman'" style:font-family-generic-complex="roman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language="none" fo:country="none" style:language-asian="none" style:country-asian="none"/>
    </style:style>
    <style:style style:name="Mfr1" style:family="graphic" style:parent-style-name="Graphics">
      <style:graphic-properties fo:margin-left="0.319cm" fo:margin-right="0.319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#ffffff" style:background-transparency="100%" draw:fill="solid" draw:fill-color="#ffffff" draw:opacity="0%" fo:padding="0.002cm" fo:border="none" style:mirror="none" fo:clip="rect(-0.004cm, -0.004cm, -0.004cm, -0.004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landscape" fo:margin-top="1.24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bottom="1.152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n3" text:anchor-type="char" svg:x="-0.866cm" svg:y="-1.06cm" svg:width="17.21cm" svg:height="2.078cm" draw:z-index="0"><draw:image xlink:href="Pictures/100000000000052E000000EBD82B2C220A658153.png" xlink:type="simple" xlink:show="embed" xlink:actuate="onLoad" draw:mime-type="image/png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CLEMENTTJ</meta:initial-creator>
    <meta:generator>LibreOffice/7.6.1.2$Windows_X86_64 LibreOffice_project/f5defcebd022c5bc36bbb79be232cb6926d8f674</meta:generator>
    <meta:creation-date>2023-09-17T15:37:26.343000000</meta:creation-date>
    <dc:date>2023-09-17T16:51:05.311000000</dc:date>
    <meta:print-date>1969-12-31T20:00:00</meta:print-date>
    <meta:editing-cycles>10</meta:editing-cycles>
    <meta:editing-duration>PT1H2M44S</meta:editing-duration>
    <meta:document-statistic meta:table-count="0" meta:image-count="3" meta:object-count="0" meta:page-count="1" meta:paragraph-count="15" meta:word-count="176" meta:character-count="1159" meta:non-whitespace-character-count="992"/>
    <meta:template xlink:type="simple" xlink:actuate="onRequest" xlink:title="Normal" xlink:href=""/>
  </office:meta>
</office:document-meta>
</file>